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background-color="#fff200" fo:padding="0.097cm" fo:border="none">
        <style:background-image/>
      </style:table-cell-properties>
    </style:style>
    <style:style style:name="Tabla1.A2" style:family="table-cell">
      <style:table-cell-properties fo:background-color="#65c295" fo:padding="0.097cm" fo:border="none">
        <style:background-image/>
      </style:table-cell-properties>
    </style:style>
    <style:style style:name="Tabla1.A3" style:family="table-cell">
      <style:table-cell-properties fo:background-color="#b2b2b2" fo:padding="0.097cm" fo:border="non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099cm" style:rel-column-width="19659*"/>
    </style:style>
    <style:style style:name="Tabla2.B" style:family="table-column">
      <style:table-column-properties style:column-width="5.099cm" style:rel-column-width="19660*"/>
    </style:style>
    <style:style style:name="Tabla2.C" style:family="table-column">
      <style:table-column-properties style:column-width="3.401cm" style:rel-column-width="13107*"/>
    </style:style>
    <style:style style:name="Tabla2.D" style:family="table-column">
      <style:table-column-properties style:column-width="3.401cm" style:rel-column-width="13109*"/>
    </style:style>
    <style:style style:name="Tabla2.A1" style:family="table-cell">
      <style:table-cell-properties fo:background-color="#fff200" fo:padding="0.097cm" fo:border="none">
        <style:background-image/>
      </style:table-cell-properties>
    </style:style>
    <style:style style:name="Tabla2.A2" style:family="table-cell">
      <style:table-cell-properties fo:padding="0.097cm" fo:border="none"/>
    </style:style>
    <style:style style:name="Tabla2.B2" style:family="table-cell">
      <style:table-cell-properties fo:padding="0.097cm" fo:border="none"/>
    </style:style>
    <style:style style:name="Tabla2.C2" style:family="table-cell">
      <style:table-cell-properties fo:padding="0.097cm" fo:border="none"/>
    </style:style>
    <style:style style:name="Tabla2.D2" style:family="table-cell">
      <style:table-cell-properties fo:padding="0.097cm" fo:border="none"/>
    </style:style>
    <style:style style:name="Tabla2.A3" style:family="table-cell">
      <style:table-cell-properties fo:padding="0.097cm" fo:border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="none"/>
    </style:style>
    <style:style style:name="Tabla2.D3" style:family="table-cell">
      <style:table-cell-properties fo:padding="0.097cm" fo:border="none"/>
    </style:style>
    <style:style style:name="Tabla2.A4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="none"/>
    </style:style>
    <style:style style:name="Tabla2.D4" style:family="table-cell">
      <style:table-cell-properties fo:padding="0.097cm" fo:border="none"/>
    </style:style>
    <style:style style:name="Tabla2.A5" style:family="table-cell">
      <style:table-cell-properties fo:padding="0.097cm" fo:border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="none"/>
    </style:style>
    <style:style style:name="Tabla2.D5" style:family="table-cell">
      <style:table-cell-properties fo:padding="0.097cm" fo:border="none"/>
    </style:style>
    <style:style style:name="Tabla3" style:family="table">
      <style:table-properties style:width="17.007cm" fo:margin-left="0cm" table:align="left"/>
    </style:style>
    <style:style style:name="Tabla3.A" style:family="table-column">
      <style:table-column-properties style:column-width="2.835cm"/>
    </style:style>
    <style:style style:name="Tabla3.B" style:family="table-column">
      <style:table-column-properties style:column-width="1.159cm"/>
    </style:style>
    <style:style style:name="Tabla3.C" style:family="table-column">
      <style:table-column-properties style:column-width="5.816cm"/>
    </style:style>
    <style:style style:name="Tabla3.D" style:family="table-column">
      <style:table-column-properties style:column-width="1.529cm"/>
    </style:style>
    <style:style style:name="Tabla3.A1" style:family="table-cell">
      <style:table-cell-properties fo:background-color="#fff200" fo:padding="0.097cm" fo:border="none">
        <style:background-image/>
      </style:table-cell-properties>
    </style:style>
    <style:style style:name="Tabla3.A2" style:family="table-cell">
      <style:table-cell-properties fo:background-color="#b2b2b2" fo:padding="0.097cm" fo:border="none">
        <style:background-image/>
      </style:table-cell-properties>
    </style:style>
    <style:style style:name="Tabla3.C2" style:family="table-cell">
      <style:table-cell-properties fo:background-color="#c7a0cb" fo:padding="0.097cm" fo:border="none">
        <style:background-image/>
      </style:table-cell-properties>
    </style:style>
    <style:style style:name="Tabla3.F2" style:family="table-cell">
      <style:table-cell-properties fo:padding="0.097cm" fo:border="none"/>
    </style:style>
    <style:style style:name="Tabla3.D3" style:family="table-cell">
      <style:table-cell-properties fo:background-color="transparent" fo:padding="0.097cm" fo:border="none">
        <style:background-image/>
      </style:table-cell-properties>
    </style:style>
    <style:style style:name="Tabla3.F3" style:family="table-cell">
      <style:table-cell-properties fo:padding="0.097cm" fo:border="none"/>
    </style:style>
    <style:style style:name="Tabla3.F4" style:family="table-cell">
      <style:table-cell-properties fo:padding="0.097cm" fo:border="none"/>
    </style:style>
    <style:style style:name="Tabla3.F5" style:family="table-cell">
      <style:table-cell-properties fo:padding="0.097cm" fo:border="none"/>
    </style:style>
    <style:style style:name="Tabla3.A6" style:family="table-cell">
      <style:table-cell-properties fo:background-color="#72bf44" fo:padding="0.097cm" fo:border="none">
        <style:background-image/>
      </style:table-cell-properties>
    </style:style>
    <style:style style:name="Tabla4" style:family="table">
      <style:table-properties style:width="17.004cm" fo:margin-left="0cm" table:align="left"/>
    </style:style>
    <style:style style:name="Tabla4.A" style:family="table-column">
      <style:table-column-properties style:column-width="2.833cm"/>
    </style:style>
    <style:style style:name="Tabla4.C" style:family="table-column">
      <style:table-column-properties style:column-width="2.727cm"/>
    </style:style>
    <style:style style:name="Tabla4.D" style:family="table-column">
      <style:table-column-properties style:column-width="2.94cm"/>
    </style:style>
    <style:style style:name="Tabla4.F" style:family="table-column">
      <style:table-column-properties style:column-width="2.838cm"/>
    </style:style>
    <style:style style:name="Tabla4.A1" style:family="table-cell">
      <style:table-cell-properties fo:background-color="#fff200" fo:padding="0.097cm" fo:border="none">
        <style:background-image/>
      </style:table-cell-properties>
    </style:style>
    <style:style style:name="Tabla4.A2" style:family="table-cell">
      <style:table-cell-properties fo:background-color="#b2b2b2" fo:padding="0.097cm" fo:border="none">
        <style:background-image/>
      </style:table-cell-properties>
    </style:style>
    <style:style style:name="Tabla4.D2" style:family="table-cell">
      <style:table-cell-properties fo:padding="0.097cm" fo:border="none"/>
    </style:style>
    <style:style style:name="Tabla4.E2" style:family="table-cell">
      <style:table-cell-properties fo:background-color="#bce4e5" fo:padding="0.097cm" fo:border="none">
        <style:background-image/>
      </style:table-cell-properties>
    </style:style>
    <style:style style:name="Tabla4.F2" style:family="table-cell">
      <style:table-cell-properties fo:padding="0.097cm" fo:border="none"/>
    </style:style>
    <style:style style:name="Tabla4.D3" style:family="table-cell">
      <style:table-cell-properties fo:padding="0.097cm" fo:border="none"/>
    </style:style>
    <style:style style:name="Tabla4.F3" style:family="table-cell">
      <style:table-cell-properties fo:padding="0.097cm" fo:border="none"/>
    </style:style>
    <style:style style:name="Tabla4.D4" style:family="table-cell">
      <style:table-cell-properties fo:padding="0.097cm" fo:border="none"/>
    </style:style>
    <style:style style:name="Tabla4.F4" style:family="table-cell">
      <style:table-cell-properties fo:padding="0.097cm" fo:border="none"/>
    </style:style>
    <style:style style:name="Tabla4.D5" style:family="table-cell">
      <style:table-cell-properties fo:padding="0.097cm" fo:border="none"/>
    </style:style>
    <style:style style:name="Tabla4.F5" style:family="table-cell">
      <style:table-cell-properties fo:padding="0.097cm" fo:border="none"/>
    </style:style>
    <style:style style:name="Tabla4.A6" style:family="table-cell">
      <style:table-cell-properties fo:background-color="#72bf44" fo:padding="0.097cm" fo:border="none">
        <style:background-image/>
      </style:table-cell-properties>
    </style:style>
    <style:style style:name="Tabla4.D6" style:family="table-cell">
      <style:table-cell-properties fo:padding="0.097cm" fo:border="none"/>
    </style:style>
    <style:style style:name="Tabla4.F6" style:family="table-cell">
      <style:table-cell-properties fo:padding="0.097cm" fo:border="none"/>
    </style:style>
    <style:style style:name="P1" style:family="paragraph" style:parent-style-name="Standard">
      <style:text-properties style:text-position="0% 100%" style:font-name="Liberation Mono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1b6e5a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15%"/>
      <style:text-properties style:text-position="0% 100%" style:font-name="Liberation Mono" fo:font-size="10pt" fo:font-weight="normal" officeooo:rsid="001c9822" officeooo:paragraph-rsid="001c9822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15%"/>
      <style:text-properties style:text-position="0% 100%" style:font-name="Liberation Mono" fo:font-size="10pt" fo:font-weight="normal" officeooo:rsid="002076d8" officeooo:paragraph-rsid="002076d8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15%"/>
      <style:text-properties style:text-position="0% 100%" style:font-name="Liberation Mono" fo:font-size="10pt" fo:font-weight="normal" officeooo:rsid="002256ab" officeooo:paragraph-rsid="002256ab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15%"/>
      <style:text-properties style:text-position="0% 100%" style:font-name="Liberation Mono" fo:font-size="10pt" fo:font-weight="normal" officeooo:rsid="00260ce2" officeooo:paragraph-rsid="00260ce2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15%"/>
      <style:text-properties style:text-position="0% 100%" style:font-name="Liberation Mono" fo:font-size="10pt" fo:font-weight="normal" officeooo:rsid="002e6f85" officeooo:paragraph-rsid="002e6f85" fo:background-color="#72bf44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f7a19a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15%"/>
      <style:text-properties style:text-position="0% 100%" style:font-name="Liberation Mono" fo:font-size="10pt" fo:font-weight="normal" officeooo:rsid="002e6f85" officeooo:paragraph-rsid="002e6f85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15%"/>
      <style:text-properties style:text-position="0% 100%" style:font-name="Liberation Mono" fo:font-size="10pt" fo:font-weight="normal" officeooo:rsid="001e9f04" officeooo:paragraph-rsid="002256ab" fo:background-color="#fff200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15%"/>
      <style:text-properties style:text-position="0% 100%" style:font-name="Liberation Mono" fo:font-size="10pt" fo:font-weight="normal" officeooo:rsid="001c9822" officeooo:paragraph-rsid="002256ab" fo:background-color="#fff200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15%"/>
      <style:text-properties style:text-position="0% 100%" style:font-name="Liberation Mono" fo:font-size="10pt" fo:font-weight="normal" officeooo:rsid="002256ab" officeooo:paragraph-rsid="002256ab" fo:background-color="#fff200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15%"/>
      <style:text-properties style:text-position="0% 100%" style:font-name="Liberation Mono" fo:font-size="10pt" fo:font-weight="normal" officeooo:rsid="00260ce2" officeooo:paragraph-rsid="00260ce2" fo:background-color="#fff200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15%"/>
      <style:text-properties style:text-position="0% 100%" style:font-name="Liberation Mono" fo:font-size="10pt" fo:font-weight="normal" officeooo:rsid="00282ed4" officeooo:paragraph-rsid="002256ab" fo:background-color="#fff200" style:font-name-asian="Noto Sans CJK SC" style:font-size-asian="10pt" style:font-weight-asian="normal" style:font-name-complex="Lohit Devanagari" style:font-size-complex="10pt" style:font-weight-complex="normal"/>
    </style:style>
    <style:style style:name="P18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0d7935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15%" fo:break-before="page"/>
      <style:text-properties style:text-position="0% 100%" style:font-name="Liberation Mono" fo:font-size="10pt" fo:font-weight="normal" officeooo:rsid="002256ab" officeooo:paragraph-rsid="002256ab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9822" officeooo:paragraph-rsid="001c9822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dce7" officeooo:paragraph-rsid="001cdce7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d08a5" officeooo:paragraph-rsid="001d08a5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e9f04" officeooo:paragraph-rsid="001e9f04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076d8" officeooo:paragraph-rsid="002076d8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18eee" officeooo:paragraph-rsid="00218eee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3936d" officeooo:paragraph-rsid="0023936d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39b4f" officeooo:paragraph-rsid="00239b4f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3b35d" officeooo:paragraph-rsid="0023b35d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46530" officeooo:paragraph-rsid="00246530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51750" officeooo:paragraph-rsid="00251750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9822" officeooo:paragraph-rsid="001c9822" fo:background-color="#fff200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d08a5" officeooo:paragraph-rsid="001d08a5" fo:background-color="#fff200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fcae9" officeooo:paragraph-rsid="001fcae9" fo:background-color="#fff200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3936d" officeooo:paragraph-rsid="0023936d" fo:background-color="#fff200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3936d" officeooo:paragraph-rsid="00246530" fo:background-color="#fff200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46530" officeooo:paragraph-rsid="00246530" fo:background-color="#fff200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46530" officeooo:paragraph-rsid="00251750" fo:background-color="#fff200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9822" officeooo:paragraph-rsid="001c9822" fo:background-color="#fff200" style:font-name-asian="Liberation Mono" style:font-size-asian="10pt" style:font-weight-asian="normal" style:font-name-complex="Liberation Mono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9822" officeooo:paragraph-rsid="001e9f04" fo:background-color="#fff200" style:font-name-asian="Liberation Mono" style:font-size-asian="10pt" style:font-weight-asian="normal" style:font-name-complex="Liberation Mono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9822" officeooo:paragraph-rsid="002076d8" fo:background-color="#fff200" style:font-name-asian="Liberation Mono" style:font-size-asian="10pt" style:font-weight-asian="normal" style:font-name-complex="Liberation Mono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9822" officeooo:paragraph-rsid="002a1cf7" fo:background-color="#fff200" style:font-name-asian="Liberation Mono" style:font-size-asian="10pt" style:font-weight-asian="normal" style:font-name-complex="Liberation Mono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076d8" officeooo:paragraph-rsid="002076d8" fo:background-color="transparent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1844c" officeooo:paragraph-rsid="0021844c" fo:background-color="transparent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1844c" officeooo:paragraph-rsid="002076d8" fo:background-color="transparent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076d8" officeooo:paragraph-rsid="002076d8" fo:background-color="transparent" style:font-name-asian="Liberation Mono" style:font-size-asian="10pt" style:font-weight-asian="normal" style:font-name-complex="Liberation Mono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9822" officeooo:paragraph-rsid="001c9822" style:font-name-asian="Liberation Mono" style:font-size-asian="10pt" style:font-weight-asian="normal" style:font-name-complex="Liberation Mono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076d8" officeooo:paragraph-rsid="002076d8" style:font-name-asian="Liberation Mono" style:font-size-asian="10pt" style:font-weight-asian="normal" style:font-name-complex="Liberation Mono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Liberation Mono" fo:font-size="10pt" officeooo:rsid="00282ed4" officeooo:paragraph-rsid="00282ed4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Liberation Mono" fo:font-size="10pt" officeooo:rsid="002a1cf7" officeooo:paragraph-rsid="002a1cf7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Liberation Mono" fo:font-size="10pt" officeooo:rsid="002ac54c" officeooo:paragraph-rsid="002ac54c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Liberation Mono" fo:font-size="10pt" officeooo:rsid="00282ed4" officeooo:paragraph-rsid="00282ed4" fo:background-color="#fff200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Liberation Mono" fo:font-size="10pt" officeooo:rsid="00282ed4" officeooo:paragraph-rsid="002ac54c" fo:background-color="#fff200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Liberation Mono" fo:font-size="10pt" officeooo:rsid="002ac54c" officeooo:paragraph-rsid="002ac54c" fo:background-color="transparent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Liberation Mono" fo:font-size="10pt" officeooo:rsid="00282ed4" officeooo:paragraph-rsid="00282ed4" style:font-name-asian="Liberation Mono" style:font-size-asian="10pt" style:font-name-complex="Liberation Mono" style:font-size-complex="10pt"/>
    </style:style>
    <style:style style:name="P58" style:family="paragraph" style:parent-style-name="Standard" style:list-style-name="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2f8faa" fo:background-color="#72bf44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2f8faa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2f8faa" fo:background-color="#f7a19a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2f8faa" fo:background-color="transparent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line-height="115%"/>
      <style:text-properties style:text-position="0% 100%" style:font-name="Liberation Mono" fo:font-size="10pt" fo:font-weight="normal" officeooo:rsid="002e6f85" officeooo:paragraph-rsid="002e6f85" fo:background-color="transparent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2f8faa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line-height="115%"/>
      <style:text-properties style:use-window-font-color="true" style:text-position="0% 100%" style:font-name="Liberation Mono" fo:font-size="10pt" fo:font-weight="normal" officeooo:rsid="0023936d" officeooo:paragraph-rsid="002f8faa" fo:background-color="#f7a19a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line-height="115%" fo:break-before="page"/>
      <style:text-properties style:text-position="0% 100%" style:font-name="Liberation Mono" fo:font-size="10pt" fo:font-weight="normal" officeooo:rsid="002e6f85" officeooo:paragraph-rsid="002e6f85" fo:background-color="transparent" style:font-size-asian="10pt" style:font-weight-asian="normal" style:font-size-complex="10pt" style:font-weight-complex="normal"/>
    </style:style>
    <style:style style:name="P67" style:family="paragraph" style:parent-style-name="Preformatted_20_Text">
      <style:paragraph-properties fo:margin-left="0cm" fo:margin-right="0cm" fo:text-indent="0cm" style:auto-text-indent="false" fo:break-before="page"/>
      <style:text-properties style:text-position="0% 100%" style:font-name="Liberation Mono" fo:font-size="10pt" fo:font-style="italic" fo:font-weight="normal" officeooo:rsid="000d7935" officeooo:paragraph-rsid="002f8faa" fo:background-color="transparent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T1" style:family="text">
      <style:text-properties officeooo:rsid="000d660a"/>
    </style:style>
    <style:style style:name="T2" style:family="text">
      <style:text-properties fo:font-style="normal" fo:background-color="#fff200" loext:char-shading-value="0" style:font-style-asian="normal" style:font-style-complex="normal"/>
    </style:style>
    <style:style style:name="T3" style:family="text">
      <style:text-properties fo:font-style="normal" officeooo:rsid="000e6d0d" fo:background-color="#fff200" loext:char-shading-value="0" style:font-style-asian="normal" style:font-style-complex="normal"/>
    </style:style>
    <style:style style:name="T4" style:family="text">
      <style:text-properties officeooo:rsid="001e9f04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0d660a" fo:background-color="#fff200" loext:char-shading-value="0"/>
    </style:style>
    <style:style style:name="T7" style:family="text">
      <style:text-properties officeooo:rsid="000e6d0d" fo:background-color="#fff200" loext:char-shading-value="0" style:font-name-asian="Liberation Mono" style:font-name-complex="Liberation Mono"/>
    </style:style>
    <style:style style:name="T8" style:family="text">
      <style:text-properties officeooo:rsid="001c9822" fo:background-color="#fff200" loext:char-shading-value="0" style:font-name-asian="Liberation Mono" style:font-name-complex="Liberation Mono"/>
    </style:style>
    <style:style style:name="T9" style:family="text">
      <style:text-properties fo:background-color="transparent" loext:char-shading-value="0"/>
    </style:style>
    <style:style style:name="T10" style:family="text">
      <style:text-properties style:font-name-asian="Noto Sans CJK SC" style:font-name-complex="Lohit Devanagari"/>
    </style:style>
    <style:style style:name="T11" style:family="text">
      <style:text-properties officeooo:rsid="0021844c" style:font-name-asian="Noto Sans CJK SC" style:font-name-complex="Lohit Devanagari"/>
    </style:style>
    <style:style style:name="T12" style:family="text">
      <style:text-properties officeooo:rsid="00282ed4" style:font-name-asian="Noto Sans CJK SC" style:font-name-complex="Lohit Devanagari"/>
    </style:style>
    <style:style style:name="T13" style:family="text">
      <style:text-properties officeooo:rsid="0021af33"/>
    </style:style>
    <style:style style:name="T14" style:family="text">
      <style:text-properties style:font-name-asian="Liberation Mono" style:font-name-complex="Liberation Mono"/>
    </style:style>
    <style:style style:name="T15" style:family="text">
      <style:text-properties officeooo:rsid="001c9822" style:font-name-asian="Liberation Mono" style:font-name-complex="Liberation Mono"/>
    </style:style>
    <style:style style:name="T16" style:family="text">
      <style:text-properties officeooo:rsid="00282ed4" style:font-name-asian="Liberation Mono" style:font-name-complex="Liberation Mono"/>
    </style:style>
    <style:style style:name="T17" style:family="text">
      <style:text-properties officeooo:rsid="00239b4f"/>
    </style:style>
    <style:style style:name="T18" style:family="text">
      <style:text-properties officeooo:rsid="00246530"/>
    </style:style>
    <style:style style:name="T19" style:family="text">
      <style:text-properties officeooo:rsid="00282ed4"/>
    </style:style>
    <style:style style:name="T20" style:family="text">
      <style:text-properties officeooo:rsid="00282ed4" fo:background-color="#c7a0cb" loext:char-shading-value="0"/>
    </style:style>
    <style:style style:name="T21" style:family="text">
      <style:text-properties officeooo:rsid="00282ed4" fo:background-color="#bce4e5" loext:char-shading-value="0"/>
    </style:style>
    <style:style style:name="T22" style:family="text">
      <style:text-properties fo:background-color="#b2b2b2" loext:char-shading-value="0"/>
    </style:style>
    <style:style style:name="T23" style:family="text">
      <style:text-properties officeooo:rsid="00282ed4" fo:background-color="#b2b2b2" loext:char-shading-value="0"/>
    </style:style>
    <style:style style:name="T24" style:family="text">
      <style:text-properties officeooo:rsid="00047713"/>
    </style:style>
    <style:style style:name="T25" style:family="text">
      <style:text-properties fo:font-style="italic"/>
    </style:style>
    <style:style style:name="T26" style:family="text">
      <style:text-properties officeooo:rsid="000cad48"/>
    </style:style>
    <style:style style:name="T27" style:family="text">
      <style:text-properties officeooo:rsid="000c55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arlos Alemán Díaz </text:p>
      <text:p text:style-name="P19"/>
      <text:p text:style-name="P19">#codefuncode</text:p>
      <text:p text:style-name="P19"/>
      <text:h text:style-name="P58" text:outline-level="1">A.1. Lógica: Aplicación tablas de verdad 1</text:h>
      <text:p text:style-name="P1"/>
      <text:p text:style-name="P2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21">?</text:p>
          </table:table-cell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48">═</text:p>
          </table:table-cell>
        </table:table-row>
        <table:table-row>
          <table:table-cell table:style-name="Tabla1.A2" office:value-type="string">
            <text:p text:style-name="P21">(~p ^ q)</text:p>
          </table:table-cell>
          <table:table-cell table:style-name="Tabla1.A2" office:value-type="string">
            <text:p text:style-name="P40"><text:s/>→ </text:p>
          </table:table-cell>
          <table:table-cell table:style-name="Tabla1.A2" office:value-type="string">
            <text:p text:style-name="P21">(~s v r)</text:p>
          </table:table-cell>
          <table:table-cell table:style-name="Tabla1.A2" office:value-type="string">
            <text:p text:style-name="P22">0</text:p>
          </table:table-cell>
        </table:table-row>
        <table:table-row>
          <table:table-cell table:style-name="Tabla1.A3" office:value-type="string">
            <text:p text:style-name="P34"><text:span text:style-name="T4"><text:s/>(~0</text:span> ^ 1<text:span text:style-name="T4">) </text:span></text:p>
          </table:table-cell>
          <table:table-cell table:style-name="Tabla1.A3" office:value-type="string">
            <text:p text:style-name="P33"/>
          </table:table-cell>
          <table:table-cell table:style-name="Tabla1.A3" office:value-type="string">
            <text:p text:style-name="P34"><text:span text:style-name="T4"><text:s/>(~1</text:span> v 0<text:span text:style-name="T4">) </text:span></text:p>
          </table:table-cell>
          <table:table-cell table:style-name="Tabla1.A3" office:value-type="string">
            <text:p text:style-name="P23"/>
          </table:table-cell>
        </table:table-row>
        <table:table-row>
          <table:table-cell table:style-name="Tabla1.A3" office:value-type="string">
            <text:p text:style-name="P35">1 ^ 1</text:p>
          </table:table-cell>
          <table:table-cell table:style-name="Tabla1.A3" office:value-type="string">
            <text:p text:style-name="P33"/>
          </table:table-cell>
          <table:table-cell table:style-name="Tabla1.A3" office:value-type="string">
            <text:p text:style-name="P35">0 v 0</text:p>
          </table:table-cell>
          <table:table-cell table:style-name="Tabla1.A3" office:value-type="string">
            <text:p text:style-name="P23"/>
          </table:table-cell>
        </table:table-row>
        <table:table-row>
          <table:table-cell table:style-name="Tabla1.A3" office:value-type="string">
            <text:p text:style-name="P24">1</text:p>
          </table:table-cell>
          <table:table-cell table:style-name="Tabla1.A3" office:value-type="string">
            <text:p text:style-name="P41"><text:s/>→ </text:p>
          </table:table-cell>
          <table:table-cell table:style-name="Tabla1.A3" office:value-type="string">
            <text:p text:style-name="P24">0</text:p>
          </table:table-cell>
          <table:table-cell table:style-name="Tabla1.A3" office:value-type="string">
            <text:p text:style-name="P25">0</text:p>
          </table:table-cell>
        </table:table-row>
        <table:table-row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</table:table-row>
      </table:table>
      <text:p text:style-name="P4"/>
      <text:p text:style-name="P14">1 = Verdad</text:p>
      <text:p text:style-name="P14">0 = Falso </text:p>
      <text:p text:style-name="P14"/>
      <text:p text:style-name="P13">p = 0</text:p>
      <text:p text:style-name="P13">q = 1</text:p>
      <text:p text:style-name="P13">s = 1</text:p>
      <text:p text:style-name="P13">r = 0</text:p>
      <text:p text:style-name="P4"/>
      <text:p text:style-name="P4"/>
      <text:p text:style-name="P5">Ejercicios </text:p>
      <text:p text:style-name="P15">a) <text:span text:style-name="T19">~[(p </text:span><text:span text:style-name="T16">→</text:span><text:span text:style-name="T12"> q)] </text:span><text:span text:style-name="T16">→</text:span><text:span text:style-name="T12"> r = ? </text:span></text:p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44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49">═</text:p>
          </table:table-cell>
        </table:table-row>
        <table:table-row>
          <table:table-cell table:style-name="Tabla2.A2" office:value-type="string">
            <text:p text:style-name="P44">~[(p <text:span text:style-name="T5"><text:s/></text:span><text:span text:style-name="T8">→ </text:span><text:span text:style-name="T15"><text:s/></text:span><text:span text:style-name="T14">q</text:span>)] </text:p>
          </table:table-cell>
          <table:table-cell table:style-name="Tabla2.B2" office:value-type="string">
            <text:p text:style-name="P42"><text:s/>→ </text:p>
          </table:table-cell>
          <table:table-cell table:style-name="Tabla2.C2" office:value-type="string">
            <text:p text:style-name="P47">r</text:p>
          </table:table-cell>
          <table:table-cell table:style-name="Tabla2.D2" office:value-type="string">
            <text:p text:style-name="P44"/>
          </table:table-cell>
        </table:table-row>
        <table:table-row>
          <table:table-cell table:style-name="Tabla2.A3" office:value-type="string">
            <text:p text:style-name="P44"><text:span text:style-name="T13">~[</text:span>0 <text:span text:style-name="T14">→</text:span><text:span text:style-name="T10"> 1</text:span><text:span text:style-name="T11">]</text:span></text:p>
          </table:table-cell>
          <table:table-cell table:style-name="Tabla2.B3" office:value-type="string">
            <text:p text:style-name="P23"/>
          </table:table-cell>
          <table:table-cell table:style-name="Tabla2.C3" office:value-type="string">
            <text:p text:style-name="P26"/>
          </table:table-cell>
          <table:table-cell table:style-name="Tabla2.D3" office:value-type="string">
            <text:p text:style-name="P23"/>
          </table:table-cell>
        </table:table-row>
        <table:table-row>
          <table:table-cell table:style-name="Tabla2.A5" office:value-type="string">
            <text:p text:style-name="P46">~ [(1)]</text:p>
          </table:table-cell>
          <table:table-cell table:style-name="Tabla2.B5" office:value-type="string">
            <text:p text:style-name="P23"/>
          </table:table-cell>
          <table:table-cell table:style-name="Tabla2.C5" office:value-type="string">
            <text:p text:style-name="P26"/>
          </table:table-cell>
          <table:table-cell table:style-name="Tabla2.D5" office:value-type="string">
            <text:p text:style-name="P26"/>
          </table:table-cell>
        </table:table-row>
        <table:table-row>
          <table:table-cell table:style-name="Tabla2.A5" office:value-type="string">
            <text:p text:style-name="P45">0</text:p>
          </table:table-cell>
          <table:table-cell table:style-name="Tabla2.B5" office:value-type="string">
            <text:p text:style-name="P43"><text:s/>→ </text:p>
          </table:table-cell>
          <table:table-cell table:style-name="Tabla2.C5" office:value-type="string">
            <text:p text:style-name="P27">0</text:p>
          </table:table-cell>
          <table:table-cell table:style-name="Tabla2.D5" office:value-type="string">
            <text:p text:style-name="P27">1</text:p>
          </table:table-cell>
        </table:table-row>
        <table:table-row>
          <table:table-cell table:style-name="Tabla2.A1" office:value-type="string">
            <text:p text:style-name="P44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</table:table-row>
      </table:table>
      <text:p text:style-name="P6"/>
      <text:p text:style-name="P6"/>
      <text:p text:style-name="P6"/>
      <text:p text:style-name="P15">b) <text:span text:style-name="T19">~(~p v q ) ^ </text:span><text:span text:style-name="T20"><text:s/>[(~r v r )] ^ s </text:span><text:span text:style-name="T19"><text:s/>= ?</text:span></text:p>
      <text:p text:style-name="P1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A" table:number-columns-repeated="2"/>
        <table:table-row>
          <table:table-cell table:style-name="Tabla3.A1" office:value-type="string">
            <text:p text:style-name="P44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49">═</text:p>
          </table:table-cell>
        </table:table-row>
        <table:table-row>
          <table:table-cell table:style-name="Tabla3.A2" office:value-type="string">
            <text:p text:style-name="P28">~(~p v q)</text:p>
          </table:table-cell>
          <table:table-cell table:style-name="Tabla3.A1" office:value-type="string">
            <text:p text:style-name="P36"><text:s/>^ </text:p>
          </table:table-cell>
          <table:table-cell table:style-name="Tabla3.C2" office:value-type="string">
            <text:p text:style-name="P28">[(~<text:span text:style-name="T18">r</text:span> v r)] </text:p>
          </table:table-cell>
          <table:table-cell table:style-name="Tabla3.A1" office:value-type="string">
            <text:p text:style-name="P38"><text:s/>^ </text:p>
          </table:table-cell>
          <table:table-cell table:style-name="Tabla3.C2" office:value-type="string">
            <text:p text:style-name="P31">s</text:p>
          </table:table-cell>
          <table:table-cell table:style-name="Tabla3.F2" office:value-type="string">
            <text:p text:style-name="P23"/>
          </table:table-cell>
        </table:table-row>
        <table:table-row>
          <table:table-cell table:style-name="Tabla3.A2" office:value-type="string">
            <text:p text:style-name="P28"><text:span text:style-name="T17">~(</text:span>~0 v 1<text:span text:style-name="T17">)</text:span></text:p>
          </table:table-cell>
          <table:table-cell table:style-name="Tabla3.A1" office:value-type="string">
            <text:p text:style-name="P23"/>
          </table:table-cell>
          <table:table-cell table:style-name="Tabla3.C2" office:value-type="string">
            <text:p text:style-name="P29"><text:span text:style-name="T18">[</text:span>(~<text:span text:style-name="T18">0</text:span> v r)<text:span text:style-name="T18">] </text:span></text:p>
          </table:table-cell>
          <table:table-cell table:style-name="Tabla3.D3" office:value-type="string">
            <text:p text:style-name="P29"/>
          </table:table-cell>
          <table:table-cell table:style-name="Tabla3.C2" office:value-type="string">
            <text:p text:style-name="P31">1</text:p>
          </table:table-cell>
          <table:table-cell table:style-name="Tabla3.F3" office:value-type="string">
            <text:p text:style-name="P23"/>
          </table:table-cell>
        </table:table-row>
        <table:table-row>
          <table:table-cell table:style-name="Tabla3.A2" office:value-type="string">
            <text:p text:style-name="P29">~(1 v 1) </text:p>
          </table:table-cell>
          <table:table-cell table:style-name="Tabla3.A1" office:value-type="string">
            <text:p text:style-name="P23"/>
          </table:table-cell>
          <table:table-cell table:style-name="Tabla3.C2" office:value-type="string">
            <text:p text:style-name="P30"><text:span text:style-name="T18">[</text:span>(<text:span text:style-name="T18">1</text:span> v 1)<text:span text:style-name="T18">]</text:span></text:p>
          </table:table-cell>
          <table:table-cell table:style-name="Tabla3.D3" office:value-type="string">
            <text:p text:style-name="P30"/>
          </table:table-cell>
          <table:table-cell table:style-name="Tabla3.C2" office:value-type="string">
            <text:p text:style-name="P30"/>
          </table:table-cell>
          <table:table-cell table:style-name="Tabla3.F4" office:value-type="string">
            <text:p text:style-name="P23"/>
          </table:table-cell>
        </table:table-row>
        <table:table-row>
          <table:table-cell table:style-name="Tabla3.A2" office:value-type="string">
            <text:p text:style-name="P29">~( 0 )</text:p>
          </table:table-cell>
          <table:table-cell table:style-name="Tabla3.A1" office:value-type="string">
            <text:p text:style-name="P23"/>
          </table:table-cell>
          <table:table-cell table:style-name="Tabla3.C2" office:value-type="string">
            <text:p text:style-name="P30">0</text:p>
          </table:table-cell>
          <table:table-cell table:style-name="Tabla3.A1" office:value-type="string">
            <text:p text:style-name="P39"><text:s/>^ </text:p>
          </table:table-cell>
          <table:table-cell table:style-name="Tabla3.C2" office:value-type="string">
            <text:p text:style-name="P31">1</text:p>
          </table:table-cell>
          <table:table-cell table:style-name="Tabla3.F5" office:value-type="string">
            <text:p text:style-name="P23"/>
          </table:table-cell>
        </table:table-row>
        <table:table-row>
          <table:table-cell table:style-name="Tabla3.A6" office:value-type="string">
            <text:p text:style-name="P31">1</text:p>
          </table:table-cell>
          <table:table-cell table:style-name="Tabla3.A1" office:value-type="string">
            <text:p text:style-name="P37"><text:s/>^ </text:p>
          </table:table-cell>
          <table:table-cell table:style-name="Tabla3.C2" table:number-columns-spanned="3" office:value-type="string">
            <text:p text:style-name="P32">0</text:p>
          </table:table-cell>
          <table:covered-table-cell/>
          <table:covered-table-cell/>
          <table:table-cell table:style-name="Tabla3.A6" office:value-type="string">
            <text:p text:style-name="P32">0</text:p>
          </table:table-cell>
        </table:table-row>
      </table:table>
      <text:p text:style-name="P6"/>
      <text:p text:style-name="P6"/>
      <text:p text:style-name="P20"/>
      <text:p text:style-name="P6"/>
      <text:p text:style-name="P16">c)<text:span text:style-name="T22"> </text:span><text:span text:style-name="T23">(p v ~q) </text:span><text:span text:style-name="T19"><text:s/>^ </text:span><text:span text:style-name="T21"><text:s/>~q </text:span><text:span text:style-name="T19"><text:s/>= ?</text:span></text:p>
      <text:p text:style-name="P16"/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A"/>
        <table:table-column table:style-name="Tabla4.F"/>
        <table:table-row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0">^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7">═</text:p>
          </table:table-cell>
        </table:table-row>
        <table:table-row>
          <table:table-cell table:style-name="Tabla4.A2" office:value-type="string">
            <text:p text:style-name="P50">(p v ~q)</text:p>
          </table:table-cell>
          <table:table-cell table:style-name="Tabla4.A2" office:value-type="string">
            <text:p text:style-name="P54"><text:s/>^ </text:p>
          </table:table-cell>
          <table:table-cell table:style-name="Tabla4.A2" office:value-type="string">
            <text:p text:style-name="P50">p</text:p>
          </table:table-cell>
          <table:table-cell table:style-name="Tabla4.D4" office:value-type="string">
            <text:p text:style-name="P51"/>
          </table:table-cell>
          <table:table-cell table:style-name="Tabla4.E2" office:value-type="string">
            <text:p text:style-name="P50">~q</text:p>
          </table:table-cell>
          <table:table-cell table:style-name="Tabla4.F2" office:value-type="string">
            <text:p text:style-name="P51"/>
          </table:table-cell>
        </table:table-row>
        <table:table-row>
          <table:table-cell table:style-name="Tabla4.A2" office:value-type="string">
            <text:p text:style-name="P52">(0 v ~1)</text:p>
          </table:table-cell>
          <table:table-cell table:style-name="Tabla4.A2" office:value-type="string">
            <text:p text:style-name="P51"/>
          </table:table-cell>
          <table:table-cell table:style-name="Tabla4.A2" office:value-type="string">
            <text:p text:style-name="P53">0</text:p>
          </table:table-cell>
          <table:table-cell table:style-name="Tabla4.D4" office:value-type="string">
            <text:p text:style-name="P51"/>
          </table:table-cell>
          <table:table-cell table:style-name="Tabla4.E2" office:value-type="string">
            <text:p text:style-name="P53">~1</text:p>
          </table:table-cell>
          <table:table-cell table:style-name="Tabla4.F3" office:value-type="string">
            <text:p text:style-name="P51"/>
          </table:table-cell>
        </table:table-row>
        <table:table-row>
          <table:table-cell table:style-name="Tabla4.A2" office:value-type="string">
            <text:p text:style-name="P53">(0 v 0)</text:p>
          </table:table-cell>
          <table:table-cell table:style-name="Tabla4.A2" office:value-type="string">
            <text:p text:style-name="P51"/>
          </table:table-cell>
          <table:table-cell table:style-name="Tabla4.A2" office:value-type="string">
            <text:p text:style-name="P53">0</text:p>
          </table:table-cell>
          <table:table-cell table:style-name="Tabla4.D4" office:value-type="string">
            <text:p text:style-name="P51"/>
          </table:table-cell>
          <table:table-cell table:style-name="Tabla4.E2" office:value-type="string">
            <text:p text:style-name="P53"/>
          </table:table-cell>
          <table:table-cell table:style-name="Tabla4.F4" office:value-type="string">
            <text:p text:style-name="P51"/>
          </table:table-cell>
        </table:table-row>
        <table:table-row>
          <table:table-cell table:style-name="Tabla4.A2" office:value-type="string">
            <text:p text:style-name="P53">1</text:p>
          </table:table-cell>
          <table:table-cell table:style-name="Tabla4.A2" office:value-type="string">
            <text:p text:style-name="P55"><text:s/>^ </text:p>
          </table:table-cell>
          <table:table-cell table:style-name="Tabla4.A2" office:value-type="string">
            <text:p text:style-name="P53">0</text:p>
          </table:table-cell>
          <table:table-cell table:style-name="Tabla4.D5" office:value-type="string">
            <text:p text:style-name="P55"/>
          </table:table-cell>
          <table:table-cell table:style-name="Tabla4.E2" office:value-type="string">
            <text:p text:style-name="P53"/>
          </table:table-cell>
          <table:table-cell table:style-name="Tabla4.F5" office:value-type="string">
            <text:p text:style-name="P51"/>
          </table:table-cell>
        </table:table-row>
        <table:table-row>
          <table:table-cell table:style-name="Tabla4.A6" office:value-type="string">
            <text:p text:style-name="P56"/>
          </table:table-cell>
          <table:table-cell table:style-name="Tabla4.A6" office:value-type="string">
            <text:p text:style-name="P56">0</text:p>
          </table:table-cell>
          <table:table-cell table:style-name="Tabla4.A6" office:value-type="string">
            <text:p text:style-name="P56"/>
          </table:table-cell>
          <table:table-cell table:style-name="Tabla4.D6" office:value-type="string">
            <text:p text:style-name="P55"><text:s/>^ </text:p>
          </table:table-cell>
          <table:table-cell table:style-name="Tabla4.E2" office:value-type="string">
            <text:p text:style-name="P53">0</text:p>
          </table:table-cell>
          <table:table-cell table:style-name="Tabla4.F6" office:value-type="string">
            <text:p text:style-name="P53">0</text:p>
          </table:table-cell>
        </table:table-row>
      </table:table>
      <text:p text:style-name="P7"/>
      <text:p text:style-name="P7"/>
      <text:p text:style-name="P67">Leyenda </text:p>
      <text:p text:style-name="P60"><text:span text:style-name="T5">Conjunción </text:span><text:span text:style-name="T6">^ </text:span><text:span text:style-name="T1">la proposición resultante será verdadera solamente cuando el</text:span></text:p>
      <text:p text:style-name="P60">valor de verdad de ambas proposiciones es verdadero.</text:p>
      <text:p text:style-name="P59"><text:s/>1 ^ 1 = 1 </text:p>
      <text:p text:style-name="P61"><text:s/>1 ^ 0 = 0 </text:p>
      <text:p text:style-name="P61"><text:s/>0 ^ 1 = 0 </text:p>
      <text:p text:style-name="P61"><text:s/>0 ^ 0 = 0 </text:p>
      <text:p text:style-name="P60"/>
      <text:p text:style-name="P60"/>
      <text:p text:style-name="P60"><text:span text:style-name="T5">Disyunción </text:span><text:span text:style-name="T6">v </text:span><text:span text:style-name="T1">la proposición resultante será falsa solamente cuando el valor</text:span></text:p>
      <text:p text:style-name="P60">de verdad de ambas proposiciones es falso.</text:p>
      <text:p text:style-name="P59"><text:s/>1 v 1 = <text:span text:style-name="T26">1</text:span> </text:p>
      <text:p text:style-name="P59"><text:s/>1 v 0 = <text:span text:style-name="T24">1</text:span> </text:p>
      <text:p text:style-name="P59"><text:s/>0 v 1 = <text:span text:style-name="T24">1</text:span> </text:p>
      <text:p text:style-name="P61"><text:s/>0 v 0 = <text:span text:style-name="T24">0</text:span> </text:p>
      <text:p text:style-name="P60"/>
      <text:p text:style-name="P60"/>
      <text:p text:style-name="P60"><text:span text:style-name="T2">* Disyunción exclusiva (a </text:span><text:span text:style-name="T3">v</text:span><text:span text:style-name="T2"> b) </text:span><text:span text:style-name="T3">^</text:span><text:span text:style-name="T2"> ¬(a </text:span><text:span text:style-name="T3">^</text:span><text:span text:style-name="T2"> b) </text:span>la proposición resultante será verdadera cuando solamente una de ellas sea verdadera.</text:p>
      <text:p text:style-name="P59"><text:s/>1 ^ 1 = 1 </text:p>
      <text:p text:style-name="P59"><text:s/>1 ^ 0 = 1 </text:p>
      <text:p text:style-name="P59"><text:s/>0 ^ 1 = 1 </text:p>
      <text:p text:style-name="P61"><text:s/>0 ^ 0 = 0 </text:p>
      <text:p text:style-name="P60"/>
      <text:p text:style-name="P60"/>
      <text:p text:style-name="P60"><text:span text:style-name="T5">Condicional </text:span><text:span text:style-name="T7">→ </text:span><text:span text:style-name="T5"><text:s/></text:span><text:span text:style-name="T9"><text:s/></text:span>la proposición resultante será falsa solamente cuando el valor de verdad del antecedente sea verdadero y el valor de verdad del consecuente sea falso.</text:p>
      <text:p text:style-name="P59"><text:s/>1 <text:span text:style-name="T14">→</text:span> 1 = <text:span text:style-name="T27">1</text:span> </text:p>
      <text:p text:style-name="P65"><text:s/>1 <text:span text:style-name="T14">→</text:span> 0 = <text:span text:style-name="T27">0</text:span> </text:p>
      <text:p text:style-name="P59"><text:s/>0 <text:span text:style-name="T14">→</text:span> 1 = <text:span text:style-name="T27">1</text:span> </text:p>
      <text:p text:style-name="P59"><text:s/>0 <text:span text:style-name="T14">→</text:span> 0 = <text:span text:style-name="T27">1</text:span> </text:p>
      <text:p text:style-name="P64"/>
      <text:p text:style-name="P64"/>
      <text:p text:style-name="P62"><text:span text:style-name="T5">Bicondicional </text:span><text:span text:style-name="T7">↔ </text:span><text:span text:style-name="T5"><text:s/></text:span>La proposición a↔b será verdadera cuando los valores de verdad de ambas proposiciones sean iguales. También se puede observar que la</text:p>
      <text:p text:style-name="P62">proposición a↔b será falsa cuando los valores de verdad de ambas</text:p>
      <text:p text:style-name="P62">proposiciones sean diferentes.</text:p>
      <text:p text:style-name="P59"><text:s/>1 <text:span text:style-name="T14">↔</text:span> 1 = 1 </text:p>
      <text:p text:style-name="P61"><text:s/>1 <text:span text:style-name="T14">↔</text:span> 0 = 0 </text:p>
      <text:p text:style-name="P61"><text:s/>0 <text:span text:style-name="T14">↔</text:span> 1 = 0 </text:p>
      <text:p text:style-name="P59"><text:s/>0 <text:span text:style-name="T14">↔</text:span> 0 = 1 </text:p>
      <text:p text:style-name="P12"/>
      <text:p text:style-name="P66">Referencias </text:p>
      <text:p text:style-name="P12">1a con Berni. (2016, marzo 6). <text:span text:style-name="T25">A.1. Lógica: Aplicación tablas de verdad 1</text:span> [Archivo de vídeo]. Recuperado de https://www.youtube.com/watch?v=s7vvURS2ys4&amp;list=PLCY1BPxILEJXAYAlc7ee9dd1q9w3O9t_h&amp;index=7</text:p>
      <text:p text:style-name="P12"/>
      <text:p text:style-name="P12">Fundamentos de Matemáticas para Bachillerato - PDF Drive. (s. f.). Recuperado 5 de mayo de 2020, de https://www.pdfdrive.com/fundamentos-de-matem%C3%A1ticas-para-bachillerato-e34205002.html</text:p>
      <text:p text:style-name="P1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03:35:30.742726662</meta:creation-date>
    <meta:generator>LibreOffice/6.0.7.3$Linux_X86_64 LibreOffice_project/00m0$Build-3</meta:generator>
    <dc:date>2020-05-06T23:33:35.421963432</dc:date>
    <meta:editing-duration>PT2H3M38S</meta:editing-duration>
    <meta:editing-cycles>26</meta:editing-cycles>
    <meta:document-statistic meta:table-count="4" meta:image-count="0" meta:object-count="0" meta:page-count="4" meta:paragraph-count="107" meta:word-count="418" meta:character-count="1839" meta:non-whitespace-character-count="1442"/>
  </office:meta>
</office:document-meta>
</file>